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istema de Vacinação Digital</text:p>
      <text:p text:style-name="Standard"/>
      <text:p text:style-name="Standard">## Descrição</text:p>
      <text:p text:style-name="Standard"/>
      <text:p text:style-name="Standard">Este projeto visa criar um sistema digital para registro e acompanhamento de vacinas. O sistema possui um backend em Node.js, que se conecta a um banco de dados Supabase para armazenar as informações de vacinas. Além disso, o sistema gera QR Codes contendo o ID da vacina registrada, para facilitar o acesso e verificação das informações.</text:p>
      <text:p text:style-name="Standard"/>
      <text:p text:style-name="Standard">## Funcionalidades</text:p>
      <text:p text:style-name="Standard"/>
      <text:p text:style-name="Standard">- **Salvar vacina**: Registra informações sobre uma vacina (nome, fabricante, lote, data, dose, etc.) no banco de dados.</text:p>
      <text:p text:style-name="Standard">- **Buscar vacina**: Permite consultar as informações de uma vacina usando seu ID.</text:p>
      <text:p text:style-name="Standard">- **Atualizar vacina**: Permite atualizar os dados de uma vacina já registrada.</text:p>
      <text:p text:style-name="Standard">- **Excluir vacina**: Permite excluir informações de uma vacina do banco de dados.</text:p>
      <text:p text:style-name="Standard">- **Gerar QR Code**: Gera um QR Code contendo o link para a página de validação da vacina, utilizando o ID gerado no banco de dados.</text:p>
      <text:p text:style-name="Standard"/>
      <text:p text:style-name="Standard">## Tecnologias Utilizadas</text:p>
      <text:p text:style-name="Standard"/>
      <text:p text:style-name="Standard">- **Node.js**: Backend do sistema.</text:p>
      <text:p text:style-name="Standard">- **Express**: Framework para criar o servidor e as rotas.</text:p>
      <text:p text:style-name="Standard">- **Supabase**: Banco de dados em tempo real.</text:p>
      <text:p text:style-name="Standard">- **QR Code**: Biblioteca para gerar QR Codes com o ID da vacina.</text:p>
      <text:p text:style-name="Standard">- **CORS**: Permite comunicação entre domínios.</text:p>
      <text:p text:style-name="Standard">- **Body-Parser**: Para manipulação de dados JSON enviados nas requisições HTTP.</text:p>
      <text:p text:style-name="Standard"/>
      <text:p text:style-name="Standard">## Pré-Requisitos</text:p>
      <text:p text:style-name="Standard"/>
      <text:p text:style-name="Standard">- **Node.js**: Para rodar o backend.</text:p>
      <text:p text:style-name="Standard">- **Supabase**: Conta criada e banco de dados configurado.</text:p>
      <text:p text:style-name="Standard"/>
      <text:p text:style-name="Standard">## Instalação</text:p>
      <text:p text:style-name="Standard"/>
      <text:p text:style-name="Standard">### 1. Clonar o repositório</text:p>
      <text:p text:style-name="Standard"/>
      <text:p text:style-name="Standard">```bash</text:p>
      <text:p text:style-name="Standard">git clone https://github.com/seu-usuario/sistema-vacinacao.git</text:p>
      <text:p text:style-name="Standard">cd sistema-vacinacao<text:line-break/><text:line-break/><text:line-break/><text:line-break/><text:line-break/><text:line-break/><text:line-break/><text:line-break/><text:line-break/><text:line-break/><text:line-break/><text:line-break/><text:line-break/><text:soft-page-break/><text:line-break/>2. Instalar dependências</text:p>
      <text:p text:style-name="Preformatted_20_Text">bash</text:p>
      <text:p text:style-name="Preformatted_20_Text">CopiarEditar</text:p>
      <text:p text:style-name="P1"><text:span text:style-name="Source_20_Text">npm install</text:span></text:p>
      <text:p text:style-name="Standard"><text:line-break/><text:line-break/>3. Configurar variáveis de ambiente</text:p>
      <text:p text:style-name="Text_20_body">Crie um arquivo <text:span text:style-name="Source_20_Text">.env</text:span> na raiz do projeto com as seguintes variáveis:</text:p>
      <text:p text:style-name="Preformatted_20_Text">dotenv</text:p>
      <text:p text:style-name="Preformatted_20_Text">CopiarEditar</text:p>
      <text:p text:style-name="P2"><text:span text:style-name="Source_20_Text">SUPABASE_URL=&lt;sua_url_do_supabase&gt;</text:span></text:p>
      <text:p text:style-name="P3"><text:span text:style-name="Source_20_Text">SUPABASE_KEY=&lt;sua_chave_do_supabase&gt;</text:span></text:p>
      <text:h text:style-name="Heading_20_3" text:outline-level="3">4. Rodar o servidor</text:h>
      <text:p text:style-name="Preformatted_20_Text">bash</text:p>
      <text:p text:style-name="Preformatted_20_Text">CopiarEditar</text:p>
      <text:p text:style-name="P1"><text:span text:style-name="Source_20_Text">npm start</text:span></text:p>
      <text:p text:style-name="Text_20_body">O servidor estará rodando em <text:a xlink:type="simple" xlink:href="http://localhost:3000/" office:target-frame-name="_new" xlink:show="replace" text:style-name="Internet_20_link" text:visited-style-name="Visited_20_Internet_20_Link">http://localhost:3000</text:a>.</text:p>
      <text:h text:style-name="Heading_20_2" text:outline-level="2">Endpoints</text:h>
      <text:h text:style-name="Heading_20_3" text:outline-level="3">1. <text:span text:style-name="Source_20_Text">POST /salvarVacina</text:span></text:h>
      <text:list text:style-name="L1">
        <text:list-item>
          <text:p text:style-name="P4"><text:span text:style-name="Strong_20_Emphasis">Descrição</text:span>: Salva as informações de uma vacina no banco de dados.</text:p>
        </text:list-item>
        <text:list-item>
          <text:p text:style-name="P4"><text:span text:style-name="Strong_20_Emphasis">Corpo da requisição</text:span>:</text:p>
        </text:list-item>
      </text:list>
      <text:p text:style-name="Preformatted_20_Text">json</text:p>
      <text:p text:style-name="Preformatted_20_Text">CopiarEditar</text:p>
      <text:p text:style-name="P2"><text:span text:style-name="Source_20_Text">{</text:span></text:p>
      <text:p text:style-name="P5"><text:span text:style-name="Source_20_Text"><text:s text:c="2"/>"vacina": "COVID-19",</text:span></text:p>
      <text:p text:style-name="P5"><text:span text:style-name="Source_20_Text"><text:s text:c="2"/>"fabricante": "CoronaVac",</text:span></text:p>
      <text:p text:style-name="P5"><text:span text:style-name="Source_20_Text"><text:s text:c="2"/>"lote": "A1B2C3D4",</text:span></text:p>
      <text:p text:style-name="P5"><text:span text:style-name="Source_20_Text"><text:s text:c="2"/>"data": "2025-05-06",</text:span></text:p>
      <text:p text:style-name="P5"><text:span text:style-name="Source_20_Text"><text:s text:c="2"/>"dose": "1",</text:span></text:p>
      <text:p text:style-name="P5"><text:span text:style-name="Source_20_Text"><text:s text:c="2"/>"aplicador": "Filipe Ramos Dias",</text:span></text:p>
      <text:p text:style-name="P5"><text:span text:style-name="Source_20_Text"><text:s text:c="2"/>"registroProf": "12365478910",</text:span></text:p>
      <text:p text:style-name="P5"><text:span text:style-name="Source_20_Text"><text:s text:c="2"/>"unidade": "UPA Fictícia Aleatoria"</text:span></text:p>
      <text:p text:style-name="P3"><text:span text:style-name="Source_20_Text">}</text:span></text:p>
      <text:list text:style-name="L2">
        <text:list-item>
          <text:p text:style-name="P6"><text:span text:style-name="Strong_20_Emphasis">Resposta</text:span>:</text:p>
        </text:list-item>
      </text:list>
      <text:p text:style-name="Preformatted_20_Text">json</text:p>
      <text:p text:style-name="Preformatted_20_Text">CopiarEditar</text:p>
      <text:p text:style-name="P2"><text:span text:style-name="Source_20_Text">{</text:span></text:p>
      <text:p text:style-name="P5"><text:span text:style-name="Source_20_Text"><text:s text:c="2"/>"message": "Vacina salva com sucesso."</text:span></text:p>
      <text:p text:style-name="P3"><text:span text:style-name="Source_20_Text">}</text:span></text:p>
      <text:h text:style-name="Heading_20_3" text:outline-level="3">2. <text:span text:style-name="Source_20_Text">GET /vacina/:id</text:span></text:h>
      <text:list text:style-name="L3">
        <text:list-item>
          <text:p text:style-name="P7"><text:span text:style-name="Strong_20_Emphasis">Descrição</text:span>: Recupera as informações de uma vacina com base no ID.</text:p>
        </text:list-item>
        <text:list-item>
          <text:p text:style-name="P7"><text:span text:style-name="Strong_20_Emphasis">Exemplo de URL</text:span>: <text:span text:style-name="Source_20_Text">/vacina/364827ee-7fd5-4600-adf6-4fc0075d19d5</text:span></text:p>
        </text:list-item>
        <text:list-item>
          <text:p text:style-name="P7"><text:soft-page-break/><text:span text:style-name="Strong_20_Emphasis">Resposta</text:span>:</text:p>
        </text:list-item>
      </text:list>
      <text:p text:style-name="Preformatted_20_Text">json</text:p>
      <text:p text:style-name="Preformatted_20_Text">CopiarEditar</text:p>
      <text:p text:style-name="P2"><text:span text:style-name="Source_20_Text">{</text:span></text:p>
      <text:p text:style-name="P5"><text:span text:style-name="Source_20_Text"><text:s text:c="2"/>"id": "364827ee-7fd5-4600-adf6-4fc0075d19d5",</text:span></text:p>
      <text:p text:style-name="P5"><text:span text:style-name="Source_20_Text"><text:s text:c="2"/>"vacina": "COVID-19",</text:span></text:p>
      <text:p text:style-name="P5"><text:span text:style-name="Source_20_Text"><text:s text:c="2"/>"fabricante": "CoronaVac",</text:span></text:p>
      <text:p text:style-name="P5"><text:span text:style-name="Source_20_Text"><text:s text:c="2"/>"lote": "A1B2C3D4",</text:span></text:p>
      <text:p text:style-name="P5"><text:span text:style-name="Source_20_Text"><text:s text:c="2"/>"data": "2025-05-06",</text:span></text:p>
      <text:p text:style-name="P5"><text:span text:style-name="Source_20_Text"><text:s text:c="2"/>"dose": "1",</text:span></text:p>
      <text:p text:style-name="P5"><text:span text:style-name="Source_20_Text"><text:s text:c="2"/>"aplicador": "Filipe Ramos Dias",</text:span></text:p>
      <text:p text:style-name="P5"><text:span text:style-name="Source_20_Text"><text:s text:c="2"/>"registro_profissional": "12365478910",</text:span></text:p>
      <text:p text:style-name="P5"><text:span text:style-name="Source_20_Text"><text:s text:c="2"/>"unidade_saude": "UPA Fictícia Aleatoria"</text:span></text:p>
      <text:p text:style-name="P3"><text:span text:style-name="Source_20_Text">}</text:span></text:p>
      <text:h text:style-name="Heading_20_3" text:outline-level="3">3. <text:span text:style-name="Source_20_Text">PUT /atualizarVacina/:id</text:span></text:h>
      <text:list text:style-name="L4">
        <text:list-item>
          <text:p text:style-name="P8"><text:span text:style-name="Strong_20_Emphasis">Descrição</text:span>: Atualiza as informações de uma vacina existente.</text:p>
        </text:list-item>
        <text:list-item>
          <text:p text:style-name="P8"><text:span text:style-name="Strong_20_Emphasis">Corpo da requisição</text:span>: Similar ao endpoint <text:span text:style-name="Source_20_Text">POST /salvarVacina</text:span>, mas inclui o ID da vacina a ser atualizada.</text:p>
        </text:list-item>
        <text:list-item>
          <text:p text:style-name="P8"><text:span text:style-name="Strong_20_Emphasis">Resposta</text:span>:</text:p>
        </text:list-item>
      </text:list>
      <text:p text:style-name="Preformatted_20_Text">json</text:p>
      <text:p text:style-name="Preformatted_20_Text">CopiarEditar</text:p>
      <text:p text:style-name="P2"><text:span text:style-name="Source_20_Text">{</text:span></text:p>
      <text:p text:style-name="P5"><text:span text:style-name="Source_20_Text"><text:s text:c="2"/>"id": "364827ee-7fd5-4600-adf6-4fc0075d19d5",</text:span></text:p>
      <text:p text:style-name="P5"><text:span text:style-name="Source_20_Text"><text:s text:c="2"/>"vacina": "COVID-19",</text:span></text:p>
      <text:p text:style-name="P5"><text:span text:style-name="Source_20_Text"><text:s text:c="2"/>"fabricante": "CoronaVac",</text:span></text:p>
      <text:p text:style-name="P5"><text:span text:style-name="Source_20_Text"><text:s text:c="2"/>"lote": "A1B2C3D4",</text:span></text:p>
      <text:p text:style-name="P5"><text:span text:style-name="Source_20_Text"><text:s text:c="2"/>"data": "2025-05-06",</text:span></text:p>
      <text:p text:style-name="P5"><text:span text:style-name="Source_20_Text"><text:s text:c="2"/>"dose": "1",</text:span></text:p>
      <text:p text:style-name="P5"><text:span text:style-name="Source_20_Text"><text:s text:c="2"/>"aplicador": "Filipe Ramos Dias",</text:span></text:p>
      <text:p text:style-name="P5"><text:span text:style-name="Source_20_Text"><text:s text:c="2"/>"registro_profissional": "12365478910",</text:span></text:p>
      <text:p text:style-name="P5"><text:span text:style-name="Source_20_Text"><text:s text:c="2"/>"unidade_saude": "UPA Fictícia Aleatoria"</text:span></text:p>
      <text:p text:style-name="P3"><text:span text:style-name="Source_20_Text">}</text:span></text:p>
      <text:h text:style-name="Heading_20_3" text:outline-level="3">4. <text:span text:style-name="Source_20_Text">DELETE /deletarVacina/:id</text:span></text:h>
      <text:list text:style-name="L5">
        <text:list-item>
          <text:p text:style-name="P9"><text:span text:style-name="Strong_20_Emphasis">Descrição</text:span>: Exclui uma vacina do banco de dados.</text:p>
        </text:list-item>
        <text:list-item>
          <text:p text:style-name="P9"><text:span text:style-name="Strong_20_Emphasis">Exemplo de URL</text:span>: <text:span text:style-name="Source_20_Text">/deletarVacina/364827ee-7fd5-4600-adf6-4fc0075d19d5</text:span></text:p>
        </text:list-item>
        <text:list-item>
          <text:p text:style-name="P9"><text:span text:style-name="Strong_20_Emphasis">Resposta</text:span>:</text:p>
        </text:list-item>
      </text:list>
      <text:p text:style-name="Preformatted_20_Text">json</text:p>
      <text:p text:style-name="Preformatted_20_Text">CopiarEditar</text:p>
      <text:p text:style-name="P2"><text:span text:style-name="Source_20_Text">{</text:span></text:p>
      <text:p text:style-name="P5"><text:span text:style-name="Source_20_Text"><text:s text:c="2"/>"message": "Vacina excluída com sucesso."</text:span></text:p>
      <text:p text:style-name="P3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08:34:57.099000000</meta:creation-date>
    <dc:date>2025-05-07T08:36:38.152000000</dc:date>
    <meta:editing-duration>PT1M41S</meta:editing-duration>
    <meta:editing-cycles>1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103" meta:word-count="464" meta:character-count="3411" meta:non-whitespace-character-count="2991"/>
  </office:meta>
</office:document-meta>
</file>